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91e" officeooo:paragraph-rsid="001889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es para investigar:</text:p>
      <text:p text:style-name="P1">1- Trabajos mas solicitados</text:p>
      <text:p text:style-name="P1">2- Ejemplos no cubiertos</text:p>
      <text:p text:style-name="P1">3- Investigue sistemas de contratación informal</text:p>
      <text:p text:style-name="P1">4- ¿Que nuevas modalidades de trabajo surgieron con la pandemia?</text:p>
      <text:p text:style-name="P1">5- Investigue si el empleado de empresas de distribución mercadería esta en la relación de dependenci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20:39:42.272296379</meta:creation-date>
    <dc:date>2021-10-28T20:44:17.279019466</dc:date>
    <meta:editing-duration>PT4M37S</meta:editing-duration>
    <meta:editing-cycles>1</meta:editing-cycles>
    <meta:document-statistic meta:table-count="0" meta:image-count="0" meta:object-count="0" meta:page-count="1" meta:paragraph-count="6" meta:word-count="43" meta:character-count="293" meta:non-whitespace-character-count="256"/>
    <meta:generator>LibreOffice/7.1.6.2$Linux_X86_64 LibreOffice_project/10$Build-2</meta:generator>
  </office:meta>
</office:document-meta>
</file>